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8.461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2.801cm"/>
    </style:style>
    <style:style style:name="Table1.C" style:family="table-column">
      <style:table-column-properties style:column-width="3.358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2.298cm" style:rel-column-width="8159*"/>
    </style:style>
    <style:style style:name="Table2.B" style:family="table-column">
      <style:table-column-properties style:column-width="13.905cm" style:rel-column-width="49361*"/>
    </style:style>
    <style:style style:name="Table2.C" style:family="table-column">
      <style:table-column-properties style:column-width="2.258cm" style:rel-column-width="801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7e17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officeooo:rsid="011a299b" officeooo:paragraph-rsid="001e7e17" style:font-name-asian="Liberation Sans" style:font-size-asian="12pt" style:language-asian="zh" style:country-asian="TW"/>
    </style:style>
    <style:style style:name="P3" style:family="paragraph" style:parent-style-name="Table_20_Contents">
      <style:text-properties style:font-name="Liberation Sans" fo:font-size="12pt" fo:language="none" fo:country="none" officeooo:rsid="009c928a" officeooo:paragraph-rsid="001e7e17" style:font-name-asian="Liberation Sans" style:font-size-asian="12pt" style:language-asian="zh" style:country-asian="TW" style:font-size-complex="12pt"/>
    </style:style>
    <style:style style:name="P4" style:family="paragraph" style:parent-style-name="Table_20_Contents">
      <style:text-properties style:font-name="Liberation Sans" fo:font-size="12pt" fo:language="none" fo:country="none" officeooo:rsid="016f9fa0" officeooo:paragraph-rsid="001e7e17" style:font-name-asian="Liberation Sans" style:font-size-asian="12pt" style:language-asian="zh" style:country-asian="TW" style:font-size-complex="12pt"/>
    </style:style>
    <style:style style:name="P5" style:family="paragraph" style:parent-style-name="Table_20_Contents">
      <style:text-properties style:font-name="Liberation Sans" fo:font-size="12pt" fo:language="none" fo:country="none" officeooo:paragraph-rsid="001e7e17" style:font-name-asian="Liberation Sans" style:font-size-asian="12pt" style:language-asian="zh" style:country-asian="TW" style:font-size-complex="12pt"/>
    </style:style>
    <style:style style:name="P6" style:family="paragraph" style:parent-style-name="Table_20_Contents">
      <style:text-properties style:font-name="Liberation Sans" fo:font-size="12pt" fo:language="none" fo:country="none" officeooo:rsid="005cf90f" officeooo:paragraph-rsid="001e7e17" style:font-name-asian="Liberation Sans" style:font-size-asian="12pt" style:language-asian="none" style:country-asian="none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fo:language="none" fo:country="none" officeooo:paragraph-rsid="001e7e17" style:font-name-asian="Liberation Sans" style:font-size-asian="12pt" style:language-asian="none" style:country-asian="none"/>
    </style:style>
    <style:style style:name="P8" style:family="paragraph" style:parent-style-name="Table_20_Contents">
      <style:text-properties style:font-name="Liberation Sans" fo:font-size="12pt" fo:language="en" fo:country="US" officeooo:rsid="009b5a19" officeooo:paragraph-rsid="001e7e17" style:font-name-asian="Liberation Sans" style:font-size-asian="12pt" style:language-asian="none" style:country-asian="none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16d851b" officeooo:paragraph-rsid="001e7e17" style:font-name-asian="Liberation Sans" style:font-size-asian="12pt" style:language-asian="none" style:country-asian="none"/>
    </style:style>
    <style:style style:name="P10" style:family="paragraph" style:parent-style-name="Heading_20_1">
      <style:text-properties officeooo:paragraph-rsid="00207b08"/>
    </style:style>
    <style:style style:name="P11" style:family="paragraph" style:parent-style-name="Heading_20_1">
      <style:paragraph-properties fo:break-before="page"/>
      <style:text-properties officeooo:paragraph-rsid="00207b08"/>
    </style:style>
    <style:style style:name="P12" style:family="paragraph" style:parent-style-name="Standard">
      <style:text-properties officeooo:paragraph-rsid="001e7e17"/>
    </style:style>
    <style:style style:name="P13" style:family="paragraph" style:parent-style-name="Table_20_Contents">
      <style:text-properties style:font-name="Liberation Sans" fo:font-size="12pt" fo:language="none" fo:country="none" officeooo:paragraph-rsid="001e7e17" style:font-name-asian="Liberation Sans" style:font-size-asian="12pt" style:language-asian="zh" style:country-asian="TW" style:font-size-complex="12pt"/>
    </style:style>
    <style:style style:name="P14" style:family="paragraph" style:parent-style-name="Table_20_Contents">
      <style:text-properties style:font-name="Liberation Sans" fo:font-size="12pt" fo:language="none" fo:country="none" officeooo:rsid="016f9fa0" officeooo:paragraph-rsid="0021a9a3" style:font-name-asian="Liberation Sans" style:font-size-asian="12pt" style:language-asian="zh" style:country-asian="TW" style:font-size-complex="12pt"/>
    </style:style>
    <style:style style:name="T1" style:family="text">
      <style:text-properties fo:language="en" fo:country="US" officeooo:rsid="009b5a19"/>
    </style:style>
    <style:style style:name="T2" style:family="text">
      <style:text-properties fo:language="en" fo:country="US" officeooo:rsid="016d851b" style:language-asian="zh" style:country-asian="TW"/>
    </style:style>
    <style:style style:name="T3" style:family="text">
      <style:text-properties fo:language="en" fo:country="US" officeooo:rsid="016ebdb9" style:language-asian="zh" style:country-asian="TW"/>
    </style:style>
    <style:style style:name="T4" style:family="text">
      <style:text-properties fo:language="en" fo:country="US" officeooo:rsid="016fd2dd" style:language-asian="zh" style:country-asian="TW"/>
    </style:style>
    <style:style style:name="T5" style:family="text">
      <style:text-properties fo:language="en" fo:country="US" officeooo:rsid="016ffadb" style:language-asian="zh" style:country-asian="TW"/>
    </style:style>
    <style:style style:name="T6" style:family="text">
      <style:text-properties officeooo:rsid="016d5c69"/>
    </style:style>
    <style:style style:name="T7" style:family="text">
      <style:text-properties officeooo:rsid="01749304"/>
    </style:style>
    <style:style style:name="T8" style:family="text">
      <style:text-properties officeooo:rsid="0169078d"/>
    </style:style>
    <style:style style:name="T9" style:family="text">
      <style:text-properties officeooo:rsid="016bb444"/>
    </style:style>
    <style:style style:name="T10" style:family="text">
      <style:text-properties style:language-asian="zh" style:country-asian="TW"/>
    </style:style>
    <style:style style:name="T11" style:family="text">
      <style:text-properties officeooo:rsid="00ff3477" style:language-asian="zh" style:country-asian="TW"/>
    </style:style>
    <style:style style:name="T12" style:family="text">
      <style:text-properties officeooo:rsid="016fd2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資料<text:span text:style-name="T10">來源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36_2</text:p>
          </table:table-cell>
          <table:table-cell table:style-name="Table1.A1" office:value-type="string">
            <text:p text:style-name="P8">Government of Canada</text:p>
            <text:p text:style-name="P8">Substance list: National Pollutant Release Inventory</text:p>
            <text:p text:style-name="P6"><text:a xlink:type="simple" xlink:href="https://www.canada.ca/en/environment-climate-change/services/national-pollutant-release-inventory/substances-list.html" text:style-name="Internet_20_link" text:visited-style-name="Visited_20_Internet_20_Link"><text:span text:style-name="T1">https://www.canada.ca/en/environment-climate-change/services/national-pollutant-release-inventory/substances-list.html</text:span></text:a></text:p>
            <text:p text:style-name="P6">Reporting volatile organic compounds to the National Pollutant Release Inventory</text:p>
            <text:p text:style-name="P6"><text:a xlink:type="simple" xlink:href="https://www.canada.ca/en/environment-climate-change/services/national-pollutant-release-inventory/report/sector-specific-tools-calculate-emissions/reporting-volatile-organic-compounds-national-pollutant-release-inventory.html" text:style-name="Internet_20_link" text:visited-style-name="Visited_20_Internet_20_Link">https://www.canada.ca/en/environment-climate-change/services/national-pollutant-release-inventory/report/sector-specific-tools-calculate-emissions/reporting-volatile-organic-compounds-national-pollutant-release-inventory.html</text:a></text:p>
            <text:p text:style-name="P6">Table 2: Synonyms for individual substances in Part 5 of the NPRI</text:p>
          </table:table-cell>
          <table:table-cell table:style-name="Table1.C1" office:value-type="string">
            <text:p text:style-name="P3">2021-09-<text:span text:style-name="T6">2</text:span><text:span text:style-name="T7">8造訪</text:span></text:p>
          </table:table-cell>
        </table:table-row>
        <table:table-row table:style-name="Table1.1">
          <table:table-cell table:style-name="Table1.A2" office:value-type="string">
            <text:p text:style-name="P2">36_<text:span text:style-name="T7">3</text:span></text:p>
          </table:table-cell>
          <table:table-cell table:style-name="Table1.A2" office:value-type="string">
            <text:p text:style-name="P8">Government of Canada</text:p>
            <text:p text:style-name="P8">Substance list: National Pollutant Release Inventory</text:p>
            <text:p text:style-name="P6"><text:a xlink:type="simple" xlink:href="https://www.canada.ca/en/environment-climate-change/services/national-pollutant-release-inventory/substances-list.html" text:style-name="Internet_20_link" text:visited-style-name="Visited_20_Internet_20_Link"><text:span text:style-name="T1">https://www.canada.ca/en/environment-climate-change/services/national-pollutant-release-inventory/substances-list.html</text:span></text:a></text:p>
            <text:p text:style-name="P6">Reporting volatile organic compounds to the National Pollutant Release Inventory</text:p>
            <text:p text:style-name="P6"><text:a xlink:type="simple" xlink:href="https://www.canada.ca/en/environment-climate-change/services/national-pollutant-release-inventory/report/sector-specific-tools-calculate-emissions/reporting-volatile-organic-compounds-national-pollutant-release-inventory.html" text:style-name="Internet_20_link" text:visited-style-name="Visited_20_Internet_20_Link">https://www.canada.ca/en/environment-climate-change/services/national-pollutant-release-inventory/report/sector-specific-tools-calculate-emissions/reporting-volatile-organic-compounds-national-pollutant-release-inventory.html</text:a></text:p>
            <text:p text:style-name="P6">Isomer groups listed in Part 5 with CAS RNs of included isomers</text:p>
          </table:table-cell>
          <table:table-cell table:style-name="Table1.C2" office:value-type="string">
            <text:p text:style-name="P3">2021-09-<text:span text:style-name="T6">2</text:span><text:span text:style-name="T7">8造訪</text:span></text:p>
          </table:table-cell>
        </table:table-row>
        <table:table-row table:style-name="Table1.1">
          <table:table-cell table:style-name="Table1.A2" office:value-type="string">
            <text:p text:style-name="P2">36_<text:span text:style-name="T7">4</text:span></text:p>
          </table:table-cell>
          <table:table-cell table:style-name="Table1.A2" office:value-type="string">
            <text:p text:style-name="P8">Government of Canada</text:p>
            <text:p text:style-name="P8">Substance list: National Pollutant Release Inventory</text:p>
            <text:p text:style-name="P6"><text:a xlink:type="simple" xlink:href="https://www.canada.ca/en/environment-climate-change/services/national-pollutant-release-inventory/substances-list.html" text:style-name="Internet_20_link" text:visited-style-name="Visited_20_Internet_20_Link"><text:span text:style-name="T1">https://www.canada.ca/en/environment-climate-change/services/national-pollutant-release-inventory/substances-list.html</text:span></text:a></text:p>
            <text:p text:style-name="P6">Reporting volatile organic compounds to the National Pollutant Release Inventory</text:p>
            <text:p text:style-name="P6"><text:a xlink:type="simple" xlink:href="https://www.canada.ca/en/environment-climate-change/services/national-pollutant-release-inventory/report/sector-specific-tools-calculate-emissions/reporting-volatile-organic-compounds-national-pollutant-release-inventory.html" text:style-name="Internet_20_link" text:visited-style-name="Visited_20_Internet_20_Link">https://www.canada.ca/en/environment-climate-change/services/national-pollutant-release-inventory/report/sector-specific-tools-calculate-emissions/reporting-volatile-organic-compounds-national-pollutant-release-inventory.html</text:a></text:p>
            <text:p text:style-name="P6">Table 3: Other VOC groups and mixtures listed in Part 5, including CAS RNs and synonyms of included substances</text:p>
          </table:table-cell>
          <table:table-cell table:style-name="Table1.C2" office:value-type="string">
            <text:p text:style-name="P3">2021-09-<text:span text:style-name="T6">2</text:span><text:span text:style-name="T7">8造訪</text:span></text:p>
          </table:table-cell>
        </table:table-row>
        <table:table-row table:style-name="Table1.1">
          <table:table-cell table:style-name="Table1.A2" office:value-type="string">
            <text:p text:style-name="P2">36_<text:span text:style-name="T7">5</text:span></text:p>
          </table:table-cell>
          <table:table-cell table:style-name="Table1.A2" office:value-type="string">
            <text:p text:style-name="P8">Government of Canada</text:p>
            <text:p text:style-name="P8">Substance list: National Pollutant Release Inventory</text:p>
            <text:p text:style-name="P6"><text:a xlink:type="simple" xlink:href="https://www.canada.ca/en/environment-climate-change/services/national-pollutant-release-inventory/substances-list.html" text:style-name="Internet_20_link" text:visited-style-name="Visited_20_Internet_20_Link"><text:span text:style-name="T1">https://www.canada.ca/en/environment-climate-change/services/national-pollutant-release-inventory/substances-list.html</text:span></text:a></text:p>
            <text:p text:style-name="P6">Reporting volatile organic compounds to the National Pollutant Release Inventory</text:p>
            <text:p text:style-name="P6"><text:a xlink:type="simple" xlink:href="https://www.canada.ca/en/environment-climate-change/services/national-pollutant-release-inventory/report/sector-specific-tools-calculate-emissions/reporting-volatile-organic-compounds-national-pollutant-release-inventory.html" text:style-name="Internet_20_link" text:visited-style-name="Visited_20_Internet_20_Link">https://www.canada.ca/en/environment-climate-change/services/national-pollutant-release-inventory/report/sector-specific-tools-calculate-emissions/reporting-volatile-organic-compounds-national-pollutant-release-inventory.html</text:a></text:p>
            <text:p text:style-name="P6">Other glycol ethers and acetates (and their isomers) (NA-45), including CAS RNs and synonyms</text:p>
          </table:table-cell>
          <table:table-cell table:style-name="Table1.C2" office:value-type="string">
            <text:p text:style-name="P3">2021-09-<text:span text:style-name="T6">2</text:span><text:span text:style-name="T7">8造訪</text:span></text:p>
          </table:table-cell>
        </table:table-row>
      </table:table>
      <text:p text:style-name="P1"/>
      <text:h text:style-name="P11" text:outline-level="1"><text:span text:style-name="T10">處理過程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36_2</text:p>
          </table:table-cell>
          <table:table-cell table:style-name="Table2.A1" office:value-type="string">
            <text:p text:style-name="P5">複製網頁表格</text:p>
            <text:p text:style-name="P5"><text:span text:style-name="T8">在LibreOffice Calc以S</text:span><text:span text:style-name="T9">imple HTML貼上</text:span></text:p>
          </table:table-cell>
          <table:table-cell table:style-name="Table2.C1" office:value-type="string">
            <text:p text:style-name="P7">36_<text:span text:style-name="T2">2</text:span>.<text:span text:style-name="T11">xlsx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11">36_</text:span><text:span text:style-name="T3">3</text:span></text:p>
          </table:table-cell>
          <table:table-cell table:style-name="Table2.A2" office:value-type="string">
            <text:p text:style-name="P4">不點開複製清單</text:p>
            <text:p text:style-name="P4"><text:span text:style-name="T8">在LibreOffice Calc以</text:span>Unformatted text<text:span text:style-name="T9">貼上</text:span></text:p>
            <text:p text:style-name="P4">點開複製CASN<text:span text:style-name="T12">o和Description</text:span></text:p>
            <text:p text:style-name="P4">在Notepad++整理再貼到LibreOffice Calc</text:p>
          </table:table-cell>
          <table:table-cell table:style-name="Table2.C2" office:value-type="string">
            <text:p text:style-name="P7"><text:span text:style-name="T11">36_</text:span><text:span text:style-name="T3">3</text:span><text:span text:style-name="T11">.xlsx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11">36_</text:span><text:span text:style-name="T4">4</text:span></text:p>
          </table:table-cell>
          <table:table-cell table:style-name="Table2.A2" office:value-type="string">
            <text:p text:style-name="P14">複製網頁表格</text:p>
            <text:p text:style-name="P4"><text:span text:style-name="T8">在LibreOffice Calc以S</text:span><text:span text:style-name="T9">imple HTML貼上</text:span></text:p>
            <text:p text:style-name="P4">調整CAS欄位format為text</text:p>
          </table:table-cell>
          <table:table-cell table:style-name="Table2.C2" office:value-type="string">
            <text:p text:style-name="P7"><text:span text:style-name="T11">36_</text:span><text:span text:style-name="T4">4</text:span><text:span text:style-name="T11">.xlsx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11">36_</text:span><text:span text:style-name="T5">5</text:span></text:p>
          </table:table-cell>
          <table:table-cell table:style-name="Table2.A2" office:value-type="string">
            <text:p text:style-name="P4">不點開複製清單</text:p>
            <text:p text:style-name="P4"><text:span text:style-name="T8">在LibreOffice Calc以</text:span>Unformatted text<text:span text:style-name="T9">貼上</text:span></text:p>
            <text:p text:style-name="P4">點開複製CASN<text:span text:style-name="T12">o和Description</text:span></text:p>
            <text:p text:style-name="P4">在Notepad++整理再貼到LibreOffice Calc</text:p>
            <text:p text:style-name="P4">調整CASN<text:span text:style-name="T12">o</text:span>欄位format為text</text:p>
          </table:table-cell>
          <table:table-cell table:style-name="Table2.C2" office:value-type="string">
            <text:p text:style-name="P7"><text:span text:style-name="T11">36_</text:span><text:span text:style-name="T5">5</text:span><text:span text:style-name="T11">.xlsx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標楷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de" fo:country="DE" style:letter-kerning="true" style:font-name-asian="標楷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標楷體" style:font-family-asian="標楷體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font-size="18pt" fo:language="none" fo:country="none" fo:font-style="normal" fo:font-weight="bold" style:font-name-asian="Liberation Sans1" style:font-family-asian="'Liberation Sans'" style:font-style-name-asian="Regular" style:font-family-generic-asian="swiss" style:font-pitch-asian="variable" style:font-size-asian="18pt" style:language-asian="none" style:country-asian="none" style:font-style-asian="normal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00:53:09.557000000</meta:creation-date>
    <dc:date>2021-09-30T11:03:25.361000000</dc:date>
    <meta:editing-duration>PT9M48S</meta:editing-duration>
    <meta:editing-cycles>6</meta:editing-cycles>
    <meta:generator>LibreOffice/7.0.6.2$Windows_X86_64 LibreOffice_project/144abb84a525d8e30c9dbbefa69cbbf2d8d4ae3b</meta:generator>
    <meta:document-statistic meta:table-count="2" meta:image-count="0" meta:object-count="0" meta:page-count="2" meta:paragraph-count="56" meta:word-count="279" meta:character-count="2736" meta:non-whitespace-character-count="2609"/>
  </office:meta>
</office:document-meta>
</file>